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Preformatted_20_Text" style:list-style-name="L2"/>
    <style:style style:name="P3" style:family="paragraph" style:parent-style-name="Preformatted_20_Text" style:list-style-name="L2">
      <style:paragraph-properties fo:margin-top="0in" fo:margin-bottom="0.1965in" style:contextual-spacing="false"/>
    </style:style>
    <style:style style:name="P4" style:family="paragraph" style:parent-style-name="Preformatted_20_Text" style:list-style-name="L3"/>
    <style:style style:name="P5" style:family="paragraph" style:parent-style-name="Preformatted_20_Text" style:list-style-name="L3">
      <style:paragraph-properties fo:margin-top="0in" fo:margin-bottom="0.1965in" style:contextual-spacing="false"/>
    </style:style>
    <style:style style:name="P6" style:family="paragraph" style:parent-style-name="Preformatted_20_Text" style:list-style-name="L4"/>
    <style:style style:name="P7" style:family="paragraph" style:parent-style-name="Preformatted_20_Text" style:list-style-name="L4">
      <style:paragraph-properties fo:margin-top="0in" fo:margin-bottom="0.1965in" style:contextual-spacing="false"/>
    </style:style>
    <style:style style:name="P8" style:family="paragraph" style:parent-style-name="Preformatted_20_Text" style:list-style-name="L5"/>
    <style:style style:name="P9" style:family="paragraph" style:parent-style-name="Preformatted_20_Text" style:list-style-name="L5">
      <style:paragraph-properties fo:margin-top="0in" fo:margin-bottom="0.1965in" style:contextual-spacing="false"/>
    </style:style>
    <style:style style:name="P10" style:family="paragraph" style:parent-style-name="Preformatted_20_Text">
      <style:paragraph-properties fo:margin-top="0in" fo:margin-bottom="0.1965in" style:contextual-spacing="false"/>
    </style:style>
    <style:style style:name="P11" style:family="paragraph" style:parent-style-name="Preformatted_20_Text" style:list-style-name="L6"/>
    <style:style style:name="P12" style:family="paragraph" style:parent-style-name="Preformatted_20_Text" style:list-style-name="L6">
      <style:paragraph-properties fo:margin-top="0in" fo:margin-bottom="0.1965in" style:contextual-spacing="false"/>
    </style:style>
    <style:style style:name="P13" style:family="paragraph" style:parent-style-name="Preformatted_20_Text" style:list-style-name="L9"/>
    <style:style style:name="P14" style:family="paragraph" style:parent-style-name="Preformatted_20_Text" style:list-style-name="L9">
      <style:paragraph-properties fo:margin-top="0in" fo:margin-bottom="0.1965in" style:contextual-spacing="false"/>
    </style:style>
    <style:style style:name="P15" style:family="paragraph" style:parent-style-name="Text_20_body" style:list-style-name="L1">
      <style:paragraph-properties fo:margin-left="0in" fo:margin-right="0in" fo:margin-top="0in" fo:margin-bottom="0in" style:contextual-spacing="false" fo:text-indent="0in" style:auto-text-indent="false"/>
    </style:style>
    <style:style style:name="P16" style:family="paragraph" style:parent-style-name="Text_20_body" style:list-style-name="L1">
      <style:paragraph-properties fo:margin-left="0in" fo:margin-right="0in" fo:text-indent="0in" style:auto-text-indent="false"/>
    </style:style>
    <style:style style:name="P17" style:family="paragraph" style:parent-style-name="Text_20_body" style:list-style-name="L2"/>
    <style:style style:name="P18" style:family="paragraph" style:parent-style-name="Text_20_body" style:list-style-name="L2">
      <style:paragraph-properties fo:margin-left="0in" fo:margin-right="0in" fo:margin-top="0in" fo:margin-bottom="0in" style:contextual-spacing="false" fo:text-indent="0in" style:auto-text-indent="false"/>
    </style:style>
    <style:style style:name="P19" style:family="paragraph" style:parent-style-name="Text_20_body" style:list-style-name="L2">
      <style:paragraph-properties fo:margin-left="0in" fo:margin-right="0in" fo:text-indent="0in" style:auto-text-indent="false"/>
    </style:style>
    <style:style style:name="P20" style:family="paragraph" style:parent-style-name="Text_20_body" style:list-style-name="L3"/>
    <style:style style:name="P21" style:family="paragraph" style:parent-style-name="Text_20_body" style:list-style-name="L3">
      <style:paragraph-properties fo:margin-left="0in" fo:margin-right="0in" fo:margin-top="0in" fo:margin-bottom="0in" style:contextual-spacing="false" fo:text-indent="0in" style:auto-text-indent="false"/>
    </style:style>
    <style:style style:name="P22" style:family="paragraph" style:parent-style-name="Text_20_body" style:list-style-name="L3">
      <style:paragraph-properties fo:margin-left="0in" fo:margin-right="0in" fo:text-indent="0in" style:auto-text-indent="false"/>
    </style:style>
    <style:style style:name="P23" style:family="paragraph" style:parent-style-name="Text_20_body" style:list-style-name="L4"/>
    <style:style style:name="P24" style:family="paragraph" style:parent-style-name="Text_20_body" style:list-style-name="L4">
      <style:paragraph-properties fo:margin-left="0in" fo:margin-right="0in" fo:margin-top="0in" fo:margin-bottom="0in" style:contextual-spacing="false" fo:text-indent="0in" style:auto-text-indent="false"/>
    </style:style>
    <style:style style:name="P25" style:family="paragraph" style:parent-style-name="Text_20_body" style:list-style-name="L4">
      <style:paragraph-properties fo:margin-left="0in" fo:margin-right="0in" fo:text-indent="0in" style:auto-text-indent="false"/>
    </style:style>
    <style:style style:name="P26" style:family="paragraph" style:parent-style-name="Text_20_body" style:list-style-name="L5"/>
    <style:style style:name="P27" style:family="paragraph" style:parent-style-name="Text_20_body" style:list-style-name="L5">
      <style:paragraph-properties fo:margin-left="0in" fo:margin-right="0in" fo:margin-top="0in" fo:margin-bottom="0in" style:contextual-spacing="false" fo:text-indent="0in" style:auto-text-indent="false"/>
    </style:style>
    <style:style style:name="P28" style:family="paragraph" style:parent-style-name="Text_20_body" style:list-style-name="L5">
      <style:paragraph-properties fo:margin-left="0in" fo:margin-right="0in" fo:text-indent="0in" style:auto-text-indent="false"/>
    </style:style>
    <style:style style:name="P29" style:family="paragraph" style:parent-style-name="Text_20_body" style:list-style-name="L6"/>
    <style:style style:name="P30" style:family="paragraph" style:parent-style-name="Text_20_body" style:list-style-name="L6">
      <style:paragraph-properties fo:margin-left="0in" fo:margin-right="0in" fo:text-indent="0in" style:auto-text-indent="false"/>
    </style:style>
    <style:style style:name="P31" style:family="paragraph" style:parent-style-name="Text_20_body" style:list-style-name="L6">
      <style:paragraph-properties fo:margin-left="0in" fo:margin-right="0in" fo:margin-top="0in" fo:margin-bottom="0in" style:contextual-spacing="false" fo:text-indent="0in" style:auto-text-indent="false"/>
    </style:style>
    <style:style style:name="P32" style:family="paragraph" style:parent-style-name="Text_20_body" style:list-style-name="L7">
      <style:paragraph-properties fo:margin-left="0in" fo:margin-right="0in" fo:margin-top="0in" fo:margin-bottom="0in" style:contextual-spacing="false" fo:text-indent="0in" style:auto-text-indent="false"/>
    </style:style>
    <style:style style:name="P33" style:family="paragraph" style:parent-style-name="Text_20_body" style:list-style-name="L7">
      <style:paragraph-properties fo:margin-left="0in" fo:margin-right="0in" fo:text-indent="0in" style:auto-text-indent="false"/>
    </style:style>
    <style:style style:name="P34" style:family="paragraph" style:parent-style-name="Text_20_body" style:list-style-name="L8">
      <style:paragraph-properties fo:margin-left="0in" fo:margin-right="0in" fo:text-indent="0in" style:auto-text-indent="false"/>
    </style:style>
    <style:style style:name="P35" style:family="paragraph" style:parent-style-name="Text_20_body" style:list-style-name="L9"/>
    <style:style style:name="P36" style:family="paragraph" style:parent-style-name="Text_20_body" style:list-style-name="L9">
      <style:paragraph-properties fo:margin-left="0in" fo:margin-right="0in" fo:margin-top="0in" fo:margin-bottom="0in" style:contextual-spacing="false" fo:text-indent="0in" style:auto-text-indent="false"/>
    </style:style>
    <style:style style:name="P37" style:family="paragraph" style:parent-style-name="Text_20_body" style:list-style-name="L9">
      <style:paragraph-properties fo:margin-left="0in" fo:margin-right="0in" fo:text-indent="0in" style:auto-text-indent="false"/>
    </style:style>
    <style:style style:name="P38" style:family="paragraph" style:parent-style-name="Text_20_body" style:list-style-name="L10">
      <style:paragraph-properties fo:margin-left="0in" fo:margin-right="0in" fo:margin-top="0in" fo:margin-bottom="0in" style:contextual-spacing="false" fo:text-indent="0in" style:auto-text-indent="false"/>
    </style:style>
    <style:style style:name="P39" style:family="paragraph" style:parent-style-name="Text_20_body" style:list-style-name="L10">
      <style:paragraph-properties fo:margin-left="0in" fo:margin-right="0in" fo:text-indent="0in" style:auto-text-indent="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s50.harvard.edu/python/notes/6/#lecture-6" text:style-name="Internet_20_link" text:visited-style-name="Visited_20_Internet_20_Link">Lecture 6</text:a></text:h>
      <text:list text:style-name="L1">
        <text:list-item>
          <text:p text:style-name="P15"><text:a xlink:type="simple" xlink:href="https://cs50.harvard.edu/python/notes/6/#file-io" text:style-name="Internet_20_link" text:visited-style-name="Visited_20_Internet_20_Link"><text:bookmark text:name="markdown-toc"/><text:bookmark text:name="markdown-toc-file-io"/>File I/O</text:a> </text:p>
        </text:list-item>
        <text:list-item>
          <text:p text:style-name="P15"><text:a xlink:type="simple" xlink:href="https://cs50.harvard.edu/python/notes/6/#open" text:style-name="Internet_20_link" text:visited-style-name="Visited_20_Internet_20_Link"><text:bookmark text:name="markdown-toc-open"/><text:span text:style-name="Source_20_Text">open</text:span></text:a> </text:p>
        </text:list-item>
        <text:list-item>
          <text:p text:style-name="P15"><text:a xlink:type="simple" xlink:href="https://cs50.harvard.edu/python/notes/6/#with" text:style-name="Internet_20_link" text:visited-style-name="Visited_20_Internet_20_Link"><text:bookmark text:name="markdown-toc-with"/><text:span text:style-name="Source_20_Text">with</text:span></text:a> </text:p>
        </text:list-item>
        <text:list-item>
          <text:p text:style-name="P15"><text:a xlink:type="simple" xlink:href="https://cs50.harvard.edu/python/notes/6/#csv" text:style-name="Internet_20_link" text:visited-style-name="Visited_20_Internet_20_Link"><text:bookmark text:name="markdown-toc-csv"/>CSV</text:a> </text:p>
        </text:list-item>
        <text:list-item>
          <text:p text:style-name="P15"><text:a xlink:type="simple" xlink:href="https://cs50.harvard.edu/python/notes/6/#binary-files-and-pil" text:style-name="Internet_20_link" text:visited-style-name="Visited_20_Internet_20_Link"><text:bookmark text:name="markdown-toc-binary-files-and-pil"/>Binary Files and <text:span text:style-name="Source_20_Text">PIL</text:span></text:a> </text:p>
        </text:list-item>
        <text:list-item>
          <text:p text:style-name="P16"><text:a xlink:type="simple" xlink:href="https://cs50.harvard.edu/python/notes/6/#summing-up" text:style-name="Internet_20_link" text:visited-style-name="Visited_20_Internet_20_Link"><text:bookmark text:name="markdown-toc-summing-up"/>Summing Up</text:a> </text:p>
        </text:list-item>
      </text:list>
      <text:h text:style-name="P1" text:outline-level="2"><text:a xlink:type="simple" xlink:href="https://cs50.harvard.edu/python/notes/6/#file-io" text:style-name="Internet_20_link" text:visited-style-name="Visited_20_Internet_20_Link"><text:bookmark text:name="file-io"/>File I/O</text:a></text:h>
      <text:list text:style-name="L2">
        <text:list-item>
          <text:p text:style-name="P18">Up until now, everything we’ve programmed has stored information in memory. That is, once the program is ended, all information gathered from the user or generated by the program is lost. </text:p>
        </text:list-item>
        <text:list-item>
          <text:p text:style-name="P18">File I/O is the ability of a program to take a file as input or create a file as output. </text:p>
        </text:list-item>
        <text:list-item>
          <text:p text:style-name="P19">To begin, in the terminal window type <text:span text:style-name="Source_20_Text">code names.py</text:span> and code as follows:</text:p>
          <text:p text:style-name="P2"><text:span text:style-name="Source_20_Text">name = input("What's your name?" )</text:span></text:p>
          <text:p text:style-name="P3"><text:span text:style-name="Source_20_Text">print(f"hello, {name}")</text:span></text:p>
          <text:p text:style-name="P17">Notice that running this code has the desired output. The user can input a name. The output is as expected.</text:p>
        </text:list-item>
        <text:list-item>
          <text:p text:style-name="P19">However, what if we wanted to allow multiple names to be inputted? How might we achieve this? Recall that a <text:span text:style-name="Source_20_Text">list</text:span> is a data structure that allows us to store multiple values into a single variable. Code as follows:</text:p>
          <text:p text:style-name="P2"><text:span text:style-name="Source_20_Text">names = []</text:span></text:p>
          <text:p text:style-name="P2"/>
          <text:p text:style-name="P2"><text:span text:style-name="Source_20_Text">for _ in range(3):</text:span></text:p>
          <text:p text:style-name="P2"><text:span text:style-name="Source_20_Text"><text:s text:c="4"/>name = input("What's your name?" )</text:span></text:p>
          <text:p text:style-name="P3"><text:span text:style-name="Source_20_Text"><text:s text:c="4"/>names.append(name)</text:span></text:p>
          <text:p text:style-name="P17">Notice that the user will be prompted three times for input. The <text:span text:style-name="Source_20_Text">append</text:span> method is used to add the <text:span text:style-name="Source_20_Text">name</text:span> to our <text:span text:style-name="Source_20_Text">names</text:span> list.</text:p>
        </text:list-item>
        <text:list-item>
          <text:p text:style-name="P19">This code could be simplified to the following:</text:p>
          <text:p text:style-name="P2"><text:span text:style-name="Source_20_Text">names = []</text:span></text:p>
          <text:p text:style-name="P2"/>
          <text:p text:style-name="P2"><text:span text:style-name="Source_20_Text">for _ in range(3):</text:span></text:p>
          <text:p text:style-name="P3"><text:span text:style-name="Source_20_Text"><text:s text:c="4"/>names.append(input("What's your name?" ))</text:span></text:p>
          <text:p text:style-name="P17">Notice that this has the same result as the prior block of code.</text:p>
          <text:list>
            <text:list-item>
              <text:p text:style-name="P19">Now, let’s enable the ability to print the list of names as a sorted list. Code as follows: </text:p>
            </text:list-item>
          </text:list>
          <text:p text:style-name="P2"><text:span text:style-name="Source_20_Text">names = []</text:span></text:p>
          <text:p text:style-name="P2"/>
          <text:p text:style-name="P2"><text:span text:style-name="Source_20_Text">for _ in range(3):</text:span></text:p>
          <text:p text:style-name="P2"><text:span text:style-name="Source_20_Text"><text:s text:c="4"/>names.append(input("What's your name?" ))</text:span></text:p>
          <text:p text:style-name="P2"/>
          <text:p text:style-name="P2"><text:soft-page-break/><text:span text:style-name="Source_20_Text">for name in sorted(names):</text:span></text:p>
          <text:p text:style-name="P3"><text:span text:style-name="Source_20_Text"><text:s text:c="4"/>print(f"hello, {name}")</text:span></text:p>
          <text:p text:style-name="P17">Notice that once this program is executed, all information is lost. File I/O allows your program to store this information such that it can be used later.</text:p>
        </text:list-item>
        <text:list-item>
          <text:p text:style-name="P19">You can learn more in Python’s documentation of <text:a xlink:type="simple" xlink:href="https://docs.python.org/3/library/functions.html#sorted" text:style-name="Internet_20_link" text:visited-style-name="Visited_20_Internet_20_Link">sorted</text:a>. </text:p>
        </text:list-item>
      </text:list>
      <text:h text:style-name="P1" text:outline-level="2"><text:a xlink:type="simple" xlink:href="https://cs50.harvard.edu/python/notes/6/#open" text:style-name="Internet_20_link" text:visited-style-name="Visited_20_Internet_20_Link"><text:bookmark text:name="open"/><text:span text:style-name="Source_20_Text">open</text:span></text:a></text:h>
      <text:list text:style-name="L3">
        <text:list-item>
          <text:p text:style-name="P21"><text:span text:style-name="Source_20_Text">open</text:span> is a functionality built into Python that allows you to open a file and utilize it in your program. The <text:span text:style-name="Source_20_Text">open</text:span> function allows you to open a file such that you can read from it or write to it. </text:p>
        </text:list-item>
        <text:list-item>
          <text:p text:style-name="P22">To show you how to enable file I/O in your program, let’s rewind a bit and code as follows:</text:p>
          <text:p text:style-name="P4"><text:span text:style-name="Source_20_Text">name = input("What's your name? ")</text:span></text:p>
          <text:p text:style-name="P4"/>
          <text:p text:style-name="P4"><text:span text:style-name="Source_20_Text">file = open("names.txt", "w")</text:span></text:p>
          <text:p text:style-name="P4"><text:span text:style-name="Source_20_Text">file.write(name)</text:span></text:p>
          <text:p text:style-name="P5"><text:span text:style-name="Source_20_Text">file.close()</text:span></text:p>
          <text:p text:style-name="P20">Notice that the <text:span text:style-name="Source_20_Text">open</text:span> function opens a file called <text:span text:style-name="Source_20_Text">names.txt</text:span> with writing enabled, as signified by the <text:span text:style-name="Source_20_Text">w</text:span>. The code above assigns that opened file to a variable called <text:span text:style-name="Source_20_Text">file</text:span>. The line <text:span text:style-name="Source_20_Text">file.write(name)</text:span> writes the name to the text file. The line after that closes the file.</text:p>
        </text:list-item>
        <text:list-item>
          <text:p text:style-name="P21">Testing out your code by typing <text:span text:style-name="Source_20_Text">python names.py</text:span>, you can input a name and it saves to the text file. However, if you run your program multiple times using different names, you will notice that this program will entirely rewrite the <text:span text:style-name="Source_20_Text">names.txt</text:span> file each time. </text:p>
        </text:list-item>
        <text:list-item>
          <text:p text:style-name="P22">Ideally, we want to be able to append each of our names to the file. Remove the existing text file by typing <text:span text:style-name="Source_20_Text">rm names.txt</text:span> in the terminal window. Then, modify your code as follows:</text:p>
          <text:p text:style-name="P4"><text:span text:style-name="Source_20_Text">name = input("What's your name? ")</text:span></text:p>
          <text:p text:style-name="P4"/>
          <text:p text:style-name="P4"><text:span text:style-name="Source_20_Text">file = open("names.txt", "a")</text:span></text:p>
          <text:p text:style-name="P4"><text:span text:style-name="Source_20_Text">file.write(name)</text:span></text:p>
          <text:p text:style-name="P5"><text:span text:style-name="Source_20_Text">file.close()</text:span></text:p>
          <text:p text:style-name="P20">Notice that the only change to our code is that the <text:span text:style-name="Source_20_Text">w</text:span> has been changed to <text:span text:style-name="Source_20_Text">a</text:span> for “append”. Rerunning this program multiple times, you will notice that names will be added to the file. However, you will notice a new problem!</text:p>
        </text:list-item>
        <text:list-item>
          <text:p text:style-name="P22">Examining your text file after running your program multiple times, you’ll notice that the names are running together. The names are being appended without any gaps between each of the names. You can fix this issue. Again, remove the existing text file by typing <text:span text:style-name="Source_20_Text">rm names.txt</text:span> in the terminal window. Then, modify your code as follows:</text:p>
          <text:p text:style-name="P4"><text:span text:style-name="Source_20_Text">name = input("What's your name? ")</text:span></text:p>
          <text:p text:style-name="P4"/>
          <text:p text:style-name="P4"><text:span text:style-name="Source_20_Text">file = open("names.txt", "a")</text:span></text:p>
          <text:p text:style-name="P4"><text:span text:style-name="Source_20_Text">file.write(f"{name}\n")</text:span></text:p>
          <text:p text:style-name="P5"><text:span text:style-name="Source_20_Text">file.close()</text:span></text:p>
          <text:p text:style-name="P20"><text:soft-page-break/>Notice that the line with <text:span text:style-name="Source_20_Text">file.write</text:span> has been modified to add a line break at the end of each name.</text:p>
        </text:list-item>
        <text:list-item>
          <text:p text:style-name="P22">This code is working quite well. However, there are ways to improve this program. It so happens that it’s quite easy to forget to close the file.</text:p>
        </text:list-item>
        <text:list-item>
          <text:p text:style-name="P22">You can learn more in Python’s documentation of <text:a xlink:type="simple" xlink:href="https://docs.python.org/3/library/functions.html#open" text:style-name="Internet_20_link" text:visited-style-name="Visited_20_Internet_20_Link">open</text:a>. </text:p>
        </text:list-item>
      </text:list>
      <text:h text:style-name="P1" text:outline-level="2"><text:a xlink:type="simple" xlink:href="https://cs50.harvard.edu/python/notes/6/#with" text:style-name="Internet_20_link" text:visited-style-name="Visited_20_Internet_20_Link"><text:bookmark text:name="with"/><text:span text:style-name="Source_20_Text">with</text:span></text:a></text:h>
      <text:list text:style-name="L4">
        <text:list-item>
          <text:p text:style-name="P24">The keyword <text:span text:style-name="Source_20_Text">with</text:span> allows you to automate the closing of a file. </text:p>
        </text:list-item>
        <text:list-item>
          <text:p text:style-name="P25">Modify your code as follows:</text:p>
          <text:p text:style-name="P6"><text:span text:style-name="Source_20_Text">name = input("What's your name? ")</text:span></text:p>
          <text:p text:style-name="P6"/>
          <text:p text:style-name="P6"><text:span text:style-name="Source_20_Text">with open("names.txt", "a") as file:</text:span></text:p>
          <text:p text:style-name="P7"><text:span text:style-name="Source_20_Text"><text:s text:c="4"/>file.write(f"{name}\n")</text:span></text:p>
          <text:p text:style-name="P23">Notice that the line below <text:span text:style-name="Source_20_Text">with</text:span> is indented.</text:p>
        </text:list-item>
        <text:list-item>
          <text:p text:style-name="P25">Up until this point, we have been exclusively writing to a file. What if we want to read from a file? To enable this functionality, modify your code as follows:</text:p>
          <text:p text:style-name="P6"><text:span text:style-name="Source_20_Text">with open("names.txt", "r") as file:</text:span></text:p>
          <text:p text:style-name="P6"><text:span text:style-name="Source_20_Text"><text:s text:c="4"/>lines = file.readlines()</text:span></text:p>
          <text:p text:style-name="P6"/>
          <text:p text:style-name="P6"><text:span text:style-name="Source_20_Text">for line in lines:</text:span></text:p>
          <text:p text:style-name="P7"><text:span text:style-name="Source_20_Text"><text:s text:c="4"/>print("hello,", line)</text:span></text:p>
          <text:p text:style-name="P23">Notice that <text:span text:style-name="Source_20_Text">readlines</text:span> has a special ability to read all the lines of a file and store them in a list called <text:span text:style-name="Source_20_Text">lines</text:span>. Running your program, you will notice that the output is quite ugly. There seem to be multiple line breaks where there should be only one.</text:p>
        </text:list-item>
        <text:list-item>
          <text:p text:style-name="P25">There are many approaches to fix this issue. However, here is a simple way to fix this error in our code:</text:p>
          <text:p text:style-name="P6"><text:span text:style-name="Source_20_Text">with open("names.txt", "r") as file:</text:span></text:p>
          <text:p text:style-name="P6"><text:span text:style-name="Source_20_Text"><text:s text:c="4"/>lines = file.readlines()</text:span></text:p>
          <text:p text:style-name="P6"/>
          <text:p text:style-name="P6"><text:span text:style-name="Source_20_Text">for line in lines:</text:span></text:p>
          <text:p text:style-name="P7"><text:span text:style-name="Source_20_Text"><text:s text:c="4"/>print("hello,", line.rstrip())</text:span></text:p>
          <text:p text:style-name="P23">Notice that <text:span text:style-name="Source_20_Text">rstrip</text:span> has the effect of removing the extraneous line break at the end of each line.</text:p>
        </text:list-item>
        <text:list-item>
          <text:p text:style-name="P25">Still, this code could be simplified even further:</text:p>
          <text:p text:style-name="P6"><text:span text:style-name="Source_20_Text">with open("names.txt", "r") as file:</text:span></text:p>
          <text:p text:style-name="P6"><text:span text:style-name="Source_20_Text"><text:s text:c="4"/>for line in file:</text:span></text:p>
          <text:p text:style-name="P7"><text:span text:style-name="Source_20_Text"><text:s text:c="8"/>print("hello,", line.rstrip())</text:span></text:p>
          <text:p text:style-name="P23">Notice that running this code, it is correct. However, notice that we are not sorting the names.</text:p>
        </text:list-item>
        <text:list-item>
          <text:p text:style-name="P25">This code could be further improved to allow for the sorting of the names:</text:p>
          <text:p text:style-name="P6"><text:span text:style-name="Source_20_Text">names = []</text:span></text:p>
          <text:p text:style-name="P6"><text:soft-page-break/></text:p>
          <text:p text:style-name="P6"><text:span text:style-name="Source_20_Text">with open("names.txt") as file:</text:span></text:p>
          <text:p text:style-name="P6"><text:span text:style-name="Source_20_Text"><text:s text:c="4"/>for line in file:</text:span></text:p>
          <text:p text:style-name="P6"><text:span text:style-name="Source_20_Text"><text:s text:c="8"/>names.append(line.rstrip())</text:span></text:p>
          <text:p text:style-name="P6"/>
          <text:p text:style-name="P6"><text:span text:style-name="Source_20_Text">for name in sorted(names):</text:span></text:p>
          <text:p text:style-name="P7"><text:span text:style-name="Source_20_Text"><text:s text:c="4"/>print(f"hello, {name}")</text:span></text:p>
          <text:p text:style-name="P23">Notice that <text:span text:style-name="Source_20_Text">names</text:span> is a blank list where we can collect the names. Each name is appended to the <text:span text:style-name="Source_20_Text">names</text:span> list in memory. Then, each name in the sorted list in memory is printed. Running your code, you will see that the names are now properly sorted.</text:p>
        </text:list-item>
        <text:list-item>
          <text:p text:style-name="P25">What if we wanted the ability to store more than just the names of students? What if we wanted to store both the student’s name and their house as well? </text:p>
        </text:list-item>
      </text:list>
      <text:h text:style-name="P1" text:outline-level="2"><text:a xlink:type="simple" xlink:href="https://cs50.harvard.edu/python/notes/6/#csv" text:style-name="Internet_20_link" text:visited-style-name="Visited_20_Internet_20_Link"><text:bookmark text:name="csv"/>CSV</text:a></text:h>
      <text:list text:style-name="L5">
        <text:list-item>
          <text:p text:style-name="P27">CSV stands for “comma separated values”. </text:p>
        </text:list-item>
        <text:list-item>
          <text:p text:style-name="P28">In your terminal window, type <text:span text:style-name="Source_20_Text">code students.csv</text:span>. Ensure your new CSV file looks like the following:</text:p>
          <text:p text:style-name="P8"><text:span text:style-name="Source_20_Text">Hermione,Gryffindor</text:span></text:p>
          <text:p text:style-name="P8"><text:span text:style-name="Source_20_Text">Harry,Gryffindor</text:span></text:p>
          <text:p text:style-name="P8"><text:span text:style-name="Source_20_Text">Ron,Gryffindor</text:span></text:p>
          <text:p text:style-name="P9"><text:span text:style-name="Source_20_Text">Draco,Slytherin</text:span></text:p>
        </text:list-item>
        <text:list-item>
          <text:p text:style-name="P28">Let’s create a new program by typing <text:span text:style-name="Source_20_Text">code students.py</text:span> and code as follows:</text:p>
          <text:p text:style-name="P8"><text:span text:style-name="Source_20_Text">with open("students.csv") as file:</text:span></text:p>
          <text:p text:style-name="P8"><text:span text:style-name="Source_20_Text"><text:s text:c="4"/>for line in file:</text:span></text:p>
          <text:p text:style-name="P8"><text:span text:style-name="Source_20_Text"><text:s text:c="8"/>row = line.rstrip().split(",")</text:span></text:p>
          <text:p text:style-name="P9"><text:span text:style-name="Source_20_Text"><text:s text:c="8"/>print(f"{row[0]} is in {row[1]}")</text:span></text:p>
          <text:p text:style-name="P26">Notice that <text:span text:style-name="Source_20_Text">rstrip</text:span> removes the end of each line in our CSV file. <text:span text:style-name="Source_20_Text">split</text:span> tells the interpreter where to find the end of each of our values in our CSV file. <text:span text:style-name="Source_20_Text">row[0]</text:span> is the first element in each line of our CSV file. <text:span text:style-name="Source_20_Text">row[1]</text:span> is the second element in each line in our CSV file.</text:p>
        </text:list-item>
        <text:list-item>
          <text:p text:style-name="P28">The above code is effective at dividing each line or “record” of our CSV file. However, it’s a bit cryptic to look at if you are unfamiliar with this type of syntax. Python has built-in ability that could further simplify this code. Modify your code as follows:</text:p>
          <text:p text:style-name="P8"><text:span text:style-name="Source_20_Text">with open("students.csv") as file:</text:span></text:p>
          <text:p text:style-name="P8"><text:span text:style-name="Source_20_Text"><text:s text:c="4"/>for line in file:</text:span></text:p>
          <text:p text:style-name="P8"><text:span text:style-name="Source_20_Text"><text:s text:c="8"/>name, house = line.rstrip().split(",")</text:span></text:p>
          <text:p text:style-name="P9"><text:span text:style-name="Source_20_Text"><text:s text:c="8"/>print(f"{name} is in {house}")</text:span></text:p>
          <text:p text:style-name="P26">Notice that the <text:span text:style-name="Source_20_Text">split</text:span> function actually returns two values: The one before the comma and the one after the comma. Accordingly, we can rely upon that functionality to assign two variables at once instead of one!</text:p>
        </text:list-item>
        <text:list-item>
          <text:p text:style-name="P28">Imagine that we would again like to provide this list as sorted output? You can modify your code as follows:</text:p>
          <text:p text:style-name="P8"><text:span text:style-name="Source_20_Text">students = []</text:span></text:p>
          <text:p text:style-name="P8"><text:soft-page-break/></text:p>
          <text:p text:style-name="P8"><text:span text:style-name="Source_20_Text">with open("students.csv") as file:</text:span></text:p>
          <text:p text:style-name="P8"><text:span text:style-name="Source_20_Text"><text:s text:c="4"/>for line in file:</text:span></text:p>
          <text:p text:style-name="P8"><text:span text:style-name="Source_20_Text"><text:s text:c="8"/>name, house = line.rstrip().split(",")</text:span></text:p>
          <text:p text:style-name="P8"><text:span text:style-name="Source_20_Text"><text:s text:c="8"/>students.append(f"{name} is in {house}")</text:span></text:p>
          <text:p text:style-name="P8"/>
          <text:p text:style-name="P8"><text:span text:style-name="Source_20_Text">for student in sorted(students):</text:span></text:p>
          <text:p text:style-name="P9"><text:span text:style-name="Source_20_Text"><text:s text:c="4"/>print(student)</text:span></text:p>
          <text:p text:style-name="P26">Notice that we create a <text:span text:style-name="Source_20_Text">list</text:span> called <text:span text:style-name="Source_20_Text">students</text:span>. We <text:span text:style-name="Source_20_Text">append</text:span> each string to this list. Then, we output a sorted version of our list.</text:p>
        </text:list-item>
        <text:list-item>
          <text:p text:style-name="P28">Recall that Python allows for <text:span text:style-name="Source_20_Text">dictionaries</text:span> where a key can be associated with a value. This code could be further improved</text:p>
          <text:p text:style-name="P8"><text:span text:style-name="Source_20_Text">students = []</text:span></text:p>
          <text:p text:style-name="P8"/>
          <text:p text:style-name="P8"><text:span text:style-name="Source_20_Text">with open("students.csv") as file:</text:span></text:p>
          <text:p text:style-name="P8"><text:span text:style-name="Source_20_Text"><text:s text:c="4"/>for line in file:</text:span></text:p>
          <text:p text:style-name="P8"><text:span text:style-name="Source_20_Text"><text:s text:c="8"/>name, house = line.rstrip().split(",")</text:span></text:p>
          <text:p text:style-name="P8"><text:span text:style-name="Source_20_Text"><text:s text:c="8"/>student = {}</text:span></text:p>
          <text:p text:style-name="P8"><text:span text:style-name="Source_20_Text"><text:s text:c="8"/>student["name"] = name</text:span></text:p>
          <text:p text:style-name="P8"><text:span text:style-name="Source_20_Text"><text:s text:c="8"/>student["house"] = house</text:span></text:p>
          <text:p text:style-name="P8"><text:span text:style-name="Source_20_Text"><text:s text:c="8"/>students.append(student)</text:span></text:p>
          <text:p text:style-name="P8"/>
          <text:p text:style-name="P8"><text:span text:style-name="Source_20_Text">for student in students:</text:span></text:p>
          <text:p text:style-name="P9"><text:span text:style-name="Source_20_Text"><text:s text:c="4"/>print(f"{student['name']} is in {student['house']}")</text:span></text:p>
          <text:p text:style-name="P26">Notice that we create an empty dictionary called <text:span text:style-name="Source_20_Text">student</text:span>. We add the values for each student, including their name and house into the <text:span text:style-name="Source_20_Text">student</text:span> dictionary. Then, we append that student to the <text:span text:style-name="Source_20_Text">list</text:span> called <text:span text:style-name="Source_20_Text">students</text:span>.</text:p>
        </text:list-item>
        <text:list-item>
          <text:p text:style-name="P28">We can improve our code to illustrate this as follows:</text:p>
          <text:p text:style-name="P8"><text:span text:style-name="Source_20_Text">students = []</text:span></text:p>
          <text:p text:style-name="P8"/>
          <text:p text:style-name="P8"><text:span text:style-name="Source_20_Text">with open("students.csv") as file:</text:span></text:p>
          <text:p text:style-name="P8"><text:span text:style-name="Source_20_Text"><text:s text:c="4"/>for line in file:</text:span></text:p>
          <text:p text:style-name="P8"><text:span text:style-name="Source_20_Text"><text:s text:c="8"/>name, house = line.rstrip().split(",")</text:span></text:p>
          <text:p text:style-name="P8"><text:span text:style-name="Source_20_Text"><text:s text:c="8"/>student = {"name": name, "house": house}</text:span></text:p>
          <text:p text:style-name="P8"><text:span text:style-name="Source_20_Text"><text:s text:c="8"/>students.append(student)</text:span></text:p>
          <text:p text:style-name="P8"/>
          <text:p text:style-name="P8"><text:span text:style-name="Source_20_Text">for student in students:</text:span></text:p>
          <text:p text:style-name="P9"><text:span text:style-name="Source_20_Text"><text:s text:c="4"/>print(f"{student['name']} is in {student['house']}")</text:span></text:p>
          <text:p text:style-name="P26">Notice that this produces the desired outcome, minus the sorting of students.</text:p>
        </text:list-item>
        <text:list-item>
          <text:p text:style-name="P27">Unfortunately, we cannot sort the students as we had prior because each student is now a dictionary inside of a list. It would be helpful if Python could sort the <text:span text:style-name="Source_20_Text">students</text:span> list of <text:span text:style-name="Source_20_Text">student</text:span> dictionaries that sorts this list of dictionaries by the student’s name. </text:p>
        </text:list-item>
        <text:list-item>
          <text:p text:style-name="P28">To implement this in our code, make the following changes:</text:p>
          <text:p text:style-name="P8"><text:span text:style-name="Source_20_Text">students = []</text:span></text:p>
          <text:p text:style-name="P8"/>
          <text:p text:style-name="P8"><text:span text:style-name="Source_20_Text">with open("students.csv") as file:</text:span></text:p>
          <text:p text:style-name="P8"><text:span text:style-name="Source_20_Text"><text:s text:c="4"/>for line in file:</text:span></text:p>
          <text:p text:style-name="P8"><text:span text:style-name="Source_20_Text"><text:s text:c="8"/>name, house = line.rstrip().split(",")</text:span></text:p>
          <text:p text:style-name="P8"><text:span text:style-name="Source_20_Text"><text:s text:c="8"/>students.append({"name": name, "house": house})</text:span></text:p>
          <text:p text:style-name="P8"/>
          <text:p text:style-name="P8"><text:soft-page-break/></text:p>
          <text:p text:style-name="P8"><text:span text:style-name="Source_20_Text">def get_name(student):</text:span></text:p>
          <text:p text:style-name="P8"><text:span text:style-name="Source_20_Text"><text:s text:c="4"/>return student["name"]</text:span></text:p>
          <text:p text:style-name="P8"/>
          <text:p text:style-name="P8"/>
          <text:p text:style-name="P8"><text:span text:style-name="Source_20_Text">for student in sorted(students, key=get_name):</text:span></text:p>
          <text:p text:style-name="P9"><text:span text:style-name="Source_20_Text"><text:s text:c="4"/>print(f"{student['name']} is in {student['house']}")</text:span></text:p>
          <text:p text:style-name="P26">Notice that <text:span text:style-name="Source_20_Text">sorted</text:span> needs to know how to get the key of each student. Python allows for a parameter called <text:span text:style-name="Source_20_Text">key</text:span> where we can define on what “key” the list of students will be sorted. Therefore, the <text:span text:style-name="Source_20_Text">get_name</text:span> function simply returns the key of <text:span text:style-name="Source_20_Text">student["name"]</text:span>. Running this program, you will now see that the list is now sorted by name.</text:p>
        </text:list-item>
        <text:list-item>
          <text:p text:style-name="P28">Still, our code can be further improved upon. It just so happens that if you are only going to use a function like <text:span text:style-name="Source_20_Text">get_name</text:span> once, you can simplify your code in the manner presented below. Modify your code as follows:</text:p>
          <text:p text:style-name="P8"><text:span text:style-name="Source_20_Text">students = []</text:span></text:p>
          <text:p text:style-name="P8"/>
          <text:p text:style-name="P8"><text:span text:style-name="Source_20_Text">with open("students.csv") as file:</text:span></text:p>
          <text:p text:style-name="P8"><text:span text:style-name="Source_20_Text"><text:s text:c="4"/>for line in file:</text:span></text:p>
          <text:p text:style-name="P8"><text:span text:style-name="Source_20_Text"><text:s text:c="8"/>name, house = line.rstrip().split(",")</text:span></text:p>
          <text:p text:style-name="P8"><text:span text:style-name="Source_20_Text"><text:s text:c="8"/>students.append({"name": name, "house": house})</text:span></text:p>
          <text:p text:style-name="P8"/>
          <text:p text:style-name="P8"><text:span text:style-name="Source_20_Text">for student in sorted(students, key=lambda student: student["name"]):</text:span></text:p>
          <text:p text:style-name="P9"><text:span text:style-name="Source_20_Text"><text:s text:c="4"/>print(f"{student['name']} is in {student['house']}")</text:span></text:p>
          <text:p text:style-name="P26">Notice how we use a <text:span text:style-name="Source_20_Text">lambda</text:span> function, an anonymous function, that says “Hey Python, here is a function that has no name: Given a <text:span text:style-name="Source_20_Text">student</text:span>, access their <text:span text:style-name="Source_20_Text">name</text:span> and return that to the <text:span text:style-name="Source_20_Text">key</text:span>.</text:p>
        </text:list-item>
        <text:list-item>
          <text:p text:style-name="P28">Unfortunately, our code is a bit fragile. Suppose that we changed our CSV file such that we indicated where each student grew up. What would be the impact of this upon our program? First, modify your <text:span text:style-name="Source_20_Text">students.csv</text:span> file as follows: </text:p>
        </text:list-item>
      </text:list>
      <text:p text:style-name="Preformatted_20_Text"><text:span text:style-name="Source_20_Text">Harry,"Number Four, Privet Drive"</text:span></text:p>
      <text:p text:style-name="Preformatted_20_Text"><text:span text:style-name="Source_20_Text">Ron,The Burrow</text:span></text:p>
      <text:p text:style-name="P10"><text:span text:style-name="Source_20_Text">Draco,Malfoy Manor</text:span></text:p>
      <text:p text:style-name="Text_20_body">Notice how running our program how will produce a number of errors.</text:p>
      <text:list text:style-name="L6">
        <text:list-item>
          <text:p text:style-name="P30">Now that we’re dealing with homes instead of houses, modify your code as follows:</text:p>
          <text:p text:style-name="P11"><text:span text:style-name="Source_20_Text">students = []</text:span></text:p>
          <text:p text:style-name="P11"/>
          <text:p text:style-name="P11"><text:span text:style-name="Source_20_Text">with open("students.csv") as file:</text:span></text:p>
          <text:p text:style-name="P11"><text:span text:style-name="Source_20_Text"><text:s text:c="4"/>for line in file:</text:span></text:p>
          <text:p text:style-name="P11"><text:span text:style-name="Source_20_Text"><text:s text:c="8"/>name, home = line.rstrip().split(",")</text:span></text:p>
          <text:p text:style-name="P11"><text:span text:style-name="Source_20_Text"><text:s text:c="8"/>students.append({"name": name, "home": home})</text:span></text:p>
          <text:p text:style-name="P11"/>
          <text:p text:style-name="P11"><text:span text:style-name="Source_20_Text">for student in sorted(students, key=lambda student: student["name"]):</text:span></text:p>
          <text:p text:style-name="P12"><text:span text:style-name="Source_20_Text"><text:s text:c="4"/>print(f"{student['name']} is in {student['home']}")</text:span></text:p>
          <text:p text:style-name="P29">Notice that running our program still does not work properly. Can you guess why?</text:p>
        </text:list-item>
        <text:list-item>
          <text:p text:style-name="P30">The <text:span text:style-name="Source_20_Text">ValueError: too many values to unpack</text:span> error produced by the interpreter is a result of the fact that we previously created this program expecting the CSV <text:soft-page-break/>file is <text:span text:style-name="Source_20_Text">split</text:span> using a <text:span text:style-name="Source_20_Text">,</text:span> (comma). We could spend more time addressing this, but indeed someone else has already developed a way to “parse” (that is, to read) CSV files!</text:p>
        </text:list-item>
        <text:list-item>
          <text:p text:style-name="P30">Python’s built-in <text:span text:style-name="Source_20_Text">csv</text:span> library comes with an object called a <text:span text:style-name="Source_20_Text">reader</text:span>. As the name suggests, we can use a <text:span text:style-name="Source_20_Text">reader</text:span> to read our CSV file despite the extra comma in “Number Four, Privet Drive”. A <text:span text:style-name="Source_20_Text">reader</text:span> works in a <text:span text:style-name="Source_20_Text">for</text:span> loop, where each iteration the <text:span text:style-name="Source_20_Text">reader</text:span> gives us another row from our CSV file. This row itself is a list, where each value in the list corresponds to an element in that row. <text:span text:style-name="Source_20_Text">row[0]</text:span>, for example, is the first element of the given row, while <text:span text:style-name="Source_20_Text">row[1]</text:span> is the second element. </text:p>
          <text:p text:style-name="P11"><text:span text:style-name="Source_20_Text">import csv</text:span></text:p>
          <text:p text:style-name="P11"/>
          <text:p text:style-name="P11"><text:span text:style-name="Source_20_Text">students = []</text:span></text:p>
          <text:p text:style-name="P11"/>
          <text:p text:style-name="P11"><text:span text:style-name="Source_20_Text">with open("students.csv") as file:</text:span></text:p>
          <text:p text:style-name="P11"><text:span text:style-name="Source_20_Text"><text:s text:c="4"/>reader = csv.reader(file)</text:span></text:p>
          <text:p text:style-name="P11"><text:span text:style-name="Source_20_Text"><text:s text:c="4"/>for row in reader:</text:span></text:p>
          <text:p text:style-name="P11"><text:span text:style-name="Source_20_Text"><text:s text:c="8"/>students.append({"name": row[0], "home": row[1]})</text:span></text:p>
          <text:p text:style-name="P11"/>
          <text:p text:style-name="P11"><text:span text:style-name="Source_20_Text">for student in sorted(students, key=lambda student: student["name"]):</text:span></text:p>
          <text:p text:style-name="P12"><text:span text:style-name="Source_20_Text"><text:s text:c="4"/>print(f"{student['name']} is from {student['home']}")</text:span></text:p>
          <text:p text:style-name="P29">Notice that our program now works as expected.</text:p>
        </text:list-item>
        <text:list-item>
          <text:p text:style-name="P30">Up until this point, we have been relying upon our program to specifically decide what parts of our CSV file are the names and what parts are the homes. It’s better design, though, to bake this directly into our CSV file by editing it as follows: </text:p>
          <text:p text:style-name="P11"><text:span text:style-name="Source_20_Text">name,home</text:span></text:p>
          <text:p text:style-name="P11"><text:span text:style-name="Source_20_Text">Harry,"Number Four, Privet Drive"</text:span></text:p>
          <text:p text:style-name="P11"><text:span text:style-name="Source_20_Text">Ron,The Burrow</text:span></text:p>
          <text:p text:style-name="P12"><text:span text:style-name="Source_20_Text">Draco,Malfoy Manor</text:span></text:p>
          <text:p text:style-name="P29">Notice how we are explicitly saying in our CSV file that anything reading it should expect there to be a name value and a home value in each line.</text:p>
        </text:list-item>
        <text:list-item>
          <text:p text:style-name="P30">We can modify our code to use a part of the <text:span text:style-name="Source_20_Text">csv</text:span> library called a <text:span text:style-name="Source_20_Text">DictReader</text:span> to treat our CSV file with even more flexibilty: </text:p>
          <text:p text:style-name="P11"><text:span text:style-name="Source_20_Text">import csv</text:span></text:p>
          <text:p text:style-name="P11"/>
          <text:p text:style-name="P11"><text:span text:style-name="Source_20_Text">students = []</text:span></text:p>
          <text:p text:style-name="P11"/>
          <text:p text:style-name="P11"><text:span text:style-name="Source_20_Text">with open("students.csv") as file:</text:span></text:p>
          <text:p text:style-name="P11"><text:span text:style-name="Source_20_Text"><text:s text:c="4"/>reader = csv.DictReader(file)</text:span></text:p>
          <text:p text:style-name="P11"><text:span text:style-name="Source_20_Text"><text:s text:c="4"/>for row in reader:</text:span></text:p>
          <text:p text:style-name="P11"><text:span text:style-name="Source_20_Text"><text:s text:c="8"/>students.append({"name": row["name"], "home": row["home"]})</text:span></text:p>
          <text:p text:style-name="P11"/>
          <text:p text:style-name="P11"><text:span text:style-name="Source_20_Text">for student in sorted(students, key=lambda student: student["name"]):</text:span></text:p>
          <text:p text:style-name="P12"><text:span text:style-name="Source_20_Text"><text:s text:c="4"/>print(f"{student['name']} is in {student['home']}")</text:span></text:p>
          <text:p text:style-name="P29">Notice that we have replaced <text:span text:style-name="Source_20_Text">reader</text:span> with <text:span text:style-name="Source_20_Text">DictReader</text:span>, which returns one dictionary at a time. Also, notice that the interpreter will directly access the <text:span text:style-name="Source_20_Text">row</text:span> dictionary, getting the <text:span text:style-name="Source_20_Text">name</text:span> and <text:span text:style-name="Source_20_Text">home</text:span> of each student. This is an example of coding defensively. As long as the person designing the CSV file has inputted the correct header information on the first line, we can access that information using our program.</text:p>
        </text:list-item>
        <text:list-item>
          <text:p text:style-name="P31"><text:soft-page-break/>Up until this point, we have been reading CSV files. What if we want to write to a CSV file? </text:p>
        </text:list-item>
        <text:list-item>
          <text:p text:style-name="P31">To begin, let’s clean up our files a bit. First, delete the <text:span text:style-name="Source_20_Text">students.csv</text:span> file by typing <text:span text:style-name="Source_20_Text">rm students.csv</text:span> in the terminal window. This command will only work if you’re in the same folder as your <text:span text:style-name="Source_20_Text">students.csv</text:span> file. </text:p>
        </text:list-item>
        <text:list-item>
          <text:p text:style-name="P30">Then, in <text:span text:style-name="Source_20_Text">students.py</text:span>, modify your code as follows:</text:p>
          <text:p text:style-name="P11"><text:span text:style-name="Source_20_Text">import csv</text:span></text:p>
          <text:p text:style-name="P11"/>
          <text:p text:style-name="P11"><text:span text:style-name="Source_20_Text">name = input("What's your name? ")</text:span></text:p>
          <text:p text:style-name="P11"><text:span text:style-name="Source_20_Text">home = input("Where's your home? ")</text:span></text:p>
          <text:p text:style-name="P11"/>
          <text:p text:style-name="P11"><text:span text:style-name="Source_20_Text">with open("students.csv", "a") as file:</text:span></text:p>
          <text:p text:style-name="P11"><text:span text:style-name="Source_20_Text"><text:s text:c="4"/>writer = csv.DictWriter(file, fieldnames=["name", "home"])</text:span></text:p>
          <text:p text:style-name="P12"><text:span text:style-name="Source_20_Text"><text:s text:c="4"/>writer.writerow({"name": name, "home": home})</text:span></text:p>
          <text:p text:style-name="P29">Notice how we are leveraging the built-in functionality of <text:span text:style-name="Source_20_Text">DictWriter</text:span>, which takes two parameters: the <text:span text:style-name="Source_20_Text">file</text:span> being written to and the <text:span text:style-name="Source_20_Text">fieldnames</text:span> to write. Further, notice how the <text:span text:style-name="Source_20_Text">writerow</text:span> function takes a dictionary as its parameter. Quite literally, we are telling the interpreter to write a row with two fields called <text:span text:style-name="Source_20_Text">name</text:span> and <text:span text:style-name="Source_20_Text">home</text:span>.</text:p>
        </text:list-item>
        <text:list-item>
          <text:p text:style-name="P30">Note that there are many types of files that you can read from and write to.</text:p>
        </text:list-item>
        <text:list-item>
          <text:p text:style-name="P30">You can learn more in Python’s documentation of <text:a xlink:type="simple" xlink:href="https://docs.python.org/3/library/csv.html" text:style-name="Internet_20_link" text:visited-style-name="Visited_20_Internet_20_Link">CSV</text:a>. </text:p>
        </text:list-item>
      </text:list>
      <text:h text:style-name="P1" text:outline-level="2"><text:a xlink:type="simple" xlink:href="https://cs50.harvard.edu/python/notes/6/#binary-files-and-pil" text:style-name="Internet_20_link" text:visited-style-name="Visited_20_Internet_20_Link"><text:bookmark text:name="binary-files-and-pil"/>Binary Files and <text:span text:style-name="Source_20_Text">PIL</text:span></text:a></text:h>
      <text:list text:style-name="L7">
        <text:list-item>
          <text:p text:style-name="P32">One more type of file that we will discuss today is a binary file. A binary file is simply a collection of ones and zeros. This type of file can store anything including, music and image data. </text:p>
        </text:list-item>
        <text:list-item>
          <text:p text:style-name="P32">There is a popular Python library called <text:span text:style-name="Source_20_Text">PIL</text:span> that works well with image files. </text:p>
        </text:list-item>
        <text:list-item>
          <text:p text:style-name="P32">Animated GIFs are a popular type of image file that has many image files within it that are played in sequence over and over again, creating a simplistic animation or video effect. </text:p>
        </text:list-item>
        <text:list-item>
          <text:p text:style-name="P32">Imagine that we have a series of costumes, as illustrated below. </text:p>
        </text:list-item>
        <text:list-item>
          <text:p text:style-name="P33">Here is <text:span text:style-name="Source_20_Text">costume1.gif</text:span>. </text:p>
        </text:list-item>
      </text:list>
      <text:p text:style-name="Text_20_body"><draw:frame draw:style-name="fr1" draw:name="Image1" text:anchor-type="as-char" svg:width="0.7874in" svg:height="0.3937in" draw:z-index="0"><draw:image xlink:href="https://cdn.cs50.net/python/2022/x/lectures/6/src6/costume1.gif" xlink:type="simple" xlink:show="embed" xlink:actuate="onLoad"/><svg:title>Cat number 1.</svg:title></draw:frame></text:p>
      <text:list text:style-name="L8">
        <text:list-item>
          <text:p text:style-name="P34">Here is another one called <text:span text:style-name="Source_20_Text">costume2.gif</text:span>. Notice how the leg positions are slightly different. </text:p>
        </text:list-item>
      </text:list>
      <text:p text:style-name="Text_20_body"><draw:frame draw:style-name="fr1" draw:name="Image2" text:anchor-type="as-char" svg:width="0.7874in" svg:height="0.3937in" draw:z-index="1"><draw:image xlink:href="https://cdn.cs50.net/python/2022/x/lectures/6/src6/costume2.gif" xlink:type="simple" xlink:show="embed" xlink:actuate="onLoad"/><svg:title>Cat number 2.</svg:title></draw:frame></text:p>
      <text:list text:style-name="L9">
        <text:list-item>
          <text:p text:style-name="P36">Before proceeding, please make sure that you have downloaded the source code files from the course website. It will not be possible for you to code the following without having the two images above in your possession and stored in your IDE. </text:p>
        </text:list-item>
        <text:list-item>
          <text:p text:style-name="P37">In the terminal window type <text:span text:style-name="Source_20_Text">code costumes.py</text:span> and code as follows:</text:p>
          <text:p text:style-name="P13"><text:span text:style-name="Source_20_Text">import sys</text:span></text:p>
          <text:p text:style-name="P13"/>
          <text:p text:style-name="P13"><text:span text:style-name="Source_20_Text">from PIL import Image</text:span></text:p>
          <text:p text:style-name="P13"/>
          <text:p text:style-name="P13"><text:soft-page-break/><text:span text:style-name="Source_20_Text">images = []</text:span></text:p>
          <text:p text:style-name="P13"/>
          <text:p text:style-name="P13"><text:span text:style-name="Source_20_Text">for arg in sys.argv[1:]:</text:span></text:p>
          <text:p text:style-name="P13"><text:span text:style-name="Source_20_Text"><text:s text:c="4"/>image = Image.open(arg)</text:span></text:p>
          <text:p text:style-name="P13"><text:span text:style-name="Source_20_Text"><text:s text:c="4"/>images.append(image)</text:span></text:p>
          <text:p text:style-name="P13"/>
          <text:p text:style-name="P13"><text:span text:style-name="Source_20_Text">images[0].save(</text:span></text:p>
          <text:p text:style-name="P13"><text:span text:style-name="Source_20_Text"><text:s text:c="4"/>"costumes.gif", save_all=True, append_images=[images[1]], duration=200, loop=0</text:span></text:p>
          <text:p text:style-name="P13"><text:span text:style-name="Source_20_Text">)</text:span></text:p>
          <text:p text:style-name="P14"/>
          <text:p text:style-name="P35">Notice that we import the <text:span text:style-name="Source_20_Text">Image</text:span> functionality from <text:span text:style-name="Source_20_Text">PIL</text:span>. Notice that the first <text:span text:style-name="Source_20_Text">for</text:span> loop simply loops through the images provided as command-line arguments and stores theme into the <text:span text:style-name="Source_20_Text">list</text:span> called <text:span text:style-name="Source_20_Text">images</text:span>. The <text:span text:style-name="Source_20_Text">1:</text:span> starts slicing <text:span text:style-name="Source_20_Text">argv</text:span> at its second element. The last lines of code saves the first image and also appends a second image to it as well, creating an animated gif. Typing <text:span text:style-name="Source_20_Text">python costumes.py costume1.gif costume2.gif</text:span> into the terminal. Now, type <text:span text:style-name="Source_20_Text">code costumes.gif</text:span> into the terminal window, and you can now see an animated GIF.</text:p>
        </text:list-item>
        <text:list-item>
          <text:p text:style-name="P37">You can learn more in Pillow’s documentation of <text:a xlink:type="simple" xlink:href="https://pillow.readthedocs.io/" text:style-name="Internet_20_link" text:visited-style-name="Visited_20_Internet_20_Link">PIL</text:a>. </text:p>
        </text:list-item>
      </text:list>
      <text:h text:style-name="P1" text:outline-level="2"><text:a xlink:type="simple" xlink:href="https://cs50.harvard.edu/python/notes/6/#summing-up" text:style-name="Internet_20_link" text:visited-style-name="Visited_20_Internet_20_Link"><text:bookmark text:name="summing-up"/>Summing Up</text:a></text:h>
      <text:p text:style-name="Text_20_body">Now, we have not only seen that we can write and read files textually—we can also read and write files using ones and zeros. We can’t wait to see what you achieve with these new abilities next.</text:p>
      <text:list text:style-name="L10">
        <text:list-item>
          <text:p text:style-name="P38">File I/O </text:p>
        </text:list-item>
        <text:list-item>
          <text:p text:style-name="P38"><text:span text:style-name="Source_20_Text">open</text:span> </text:p>
        </text:list-item>
        <text:list-item>
          <text:p text:style-name="P38"><text:span text:style-name="Source_20_Text">with</text:span> </text:p>
        </text:list-item>
        <text:list-item>
          <text:p text:style-name="P38">CSV </text:p>
        </text:list-item>
        <text:list-item>
          <text:p text:style-name="P39"><text:span text:style-name="Source_20_Text">PIL</text:span>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6T12:17:58.110956500</meta:creation-date>
    <dc:date>2025-07-06T12:18:51.850778334</dc:date>
    <meta:editing-duration>PT55S</meta:editing-duration>
    <meta:editing-cycles>1</meta:editing-cycles>
    <meta:document-statistic meta:table-count="0" meta:image-count="2" meta:object-count="0" meta:page-count="9" meta:paragraph-count="282" meta:word-count="2948" meta:character-count="16697" meta:non-whitespace-character-count="13873"/>
    <meta:generator>LibreOffice/24.2.7.2$Linux_X86_64 LibreOffice_project/420$Build-2</meta:generator>
  </office:meta>
</office:document-meta>
</file>